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1">
      <style:text-properties style:text-position="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1"/>
  </office:automatic-styles>
  <office:body>
    <office:spreadsheet>
      <table:table table:name="dataset" table:style-name="ta1">
        <table:table-column table:style-name="co1" table:number-columns-repeated="13" table:default-cell-style-name="Default"/>
        <table:table-row table:style-name="ro1" table:number-rows-repeated="5">
          <table:table-cell table:number-columns-repeated="13"/>
        </table:table-row>
        <table:table-row table:style-name="ro2">
          <table:table-cell table:number-columns-repeated="6"/>
          <table:table-cell table:style-name="ce4" office:value-type="string">
            <text:p><text:s text:c="5"/>label <text:s text:c="3"/>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anders</text:p>
          </table:table-cell>
          <table:table-cell office:value-type="string">
            <text:p>Twitter Sent</text:p>
          </table:table-cell>
          <table:table-cell table:number-columns-repeated="3"/>
          <table:table-cell table:style-name="ce4"/>
          <table:table-cell table:number-columns-repeated="6"/>
        </table:table-row>
        <table:table-row table:style-name="ro3">
          <table:table-cell table:style-name="ce4" office:value-type="string">
            <text:p><text:s/>#negative <text:s text:c="2"/></text:p>
          </table:table-cell>
          <table:table-cell office:value-type="float" office:value="636">
            <text:p>636</text:p>
          </table:table-cell>
          <table:table-cell office:value-type="float" office:value="177">
            <text:p>177</text:p>
          </table:table-cell>
          <table:table-cell table:number-columns-repeated="5"/>
          <table:table-cell office:value-type="string">
            <text:p>Subjectivity</text:p>
          </table:table-cell>
          <table:table-cell table:number-columns-repeated="2"/>
          <table:table-cell office:value-type="string">
            <text:p>Polarity</text:p>
          </table:table-cell>
          <table:table-cell/>
        </table:table-row>
        <table:table-row table:style-name="ro1">
          <table:table-cell table:style-name="ce4" office:value-type="string">
            <text:p><text:s/>#neutral </text:p>
          </table:table-cell>
          <table:table-cell office:value-type="float" office:value="2429">
            <text:p>2429</text:p>
          </table:table-cell>
          <table:table-cell office:value-type="float" office:value="139">
            <text:p>139</text:p>
          </table:table-cell>
          <table:table-cell table:number-columns-repeated="5"/>
          <table:table-cell office:value-type="string">
            <text:p>Twitter Sent</text:p>
          </table:table-cell>
          <table:table-cell office:value-type="string">
            <text:p>Sanders</text:p>
          </table:table-cell>
          <table:table-cell/>
          <table:table-cell office:value-type="string">
            <text:p>Twitter Sent</text:p>
          </table:table-cell>
          <table:table-cell office:value-type="string">
            <text:p>Sanders</text:p>
          </table:table-cell>
        </table:table-row>
        <table:table-row table:style-name="ro2">
          <table:table-cell table:style-name="ce4" office:value-type="string">
            <text:p><text:s/>#positive </text:p>
          </table:table-cell>
          <table:table-cell office:value-type="float" office:value="560">
            <text:p>560</text:p>
          </table:table-cell>
          <table:table-cell office:value-type="float" office:value="182">
            <text:p>182</text:p>
          </table:table-cell>
          <table:table-cell table:number-columns-repeated="4"/>
          <table:table-cell office:value-type="string">
            <text:p>#neutral</text:p>
          </table:table-cell>
          <table:table-cell office:value-type="float" office:value="139">
            <text:p>139</text:p>
          </table:table-cell>
          <table:table-cell office:value-type="float" office:value="1196">
            <text:p>1196</text:p>
          </table:table-cell>
          <table:table-cell office:value-type="string">
            <text:p>#negative</text:p>
          </table:table-cell>
          <table:table-cell office:value-type="float" office:value="177">
            <text:p>177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#total</text:p>
          </table:table-cell>
          <table:table-cell table:formula="of:=SUM([.B8:.B10])" office:value-type="float" office:value="3625">
            <text:p>3625</text:p>
          </table:table-cell>
          <table:table-cell table:formula="of:=SUM([.C8:.C10])" office:value-type="float" office:value="498">
            <text:p>498</text:p>
          </table:table-cell>
          <table:table-cell table:number-columns-repeated="4"/>
          <table:table-cell office:value-type="string">
            <text:p>#non_neutral</text:p>
          </table:table-cell>
          <table:table-cell office:value-type="float" office:value="139">
            <text:p>139</text:p>
          </table:table-cell>
          <table:table-cell office:value-type="float" office:value="1196">
            <text:p>1196</text:p>
          </table:table-cell>
          <table:table-cell office:value-type="string">
            <text:p>#positive</text:p>
          </table:table-cell>
          <table:table-cell office:value-type="float" office:value="177">
            <text:p>177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table:number-columns-repeated="7"/>
          <table:table-cell office:value-type="string">
            <text:p>#total</text:p>
          </table:table-cell>
          <table:table-cell table:formula="of:=SUM([.I10:.I11])" office:value-type="float" office:value="278">
            <text:p>278</text:p>
          </table:table-cell>
          <table:table-cell table:formula="of:=SUM([.J10:.J11])" office:value-type="float" office:value="2392">
            <text:p>2392</text:p>
          </table:table-cell>
          <table:table-cell office:value-type="string">
            <text:p>#total</text:p>
          </table:table-cell>
          <table:table-cell table:formula="of:=SUM([.L10:.L11])" office:value-type="float" office:value="354">
            <text:p>354</text:p>
          </table:table-cell>
          <table:table-cell table:formula="of:=SUM([.M10:.M11])" office:value-type="float" office:value="1120">
            <text:p>112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Balanced Datasets</text:p>
          </table:table-cell>
          <table:table-cell table:number-columns-repeated="12"/>
        </table:table-row>
      </table:table>
      <table:table table:name="Subjectivity" table:style-name="ta1"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4"/>
          <table:table-cell office:value-type="string">
            <text:p>Subjetivit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witterSent</text:p>
          </table:table-cell>
          <table:table-cell table:number-columns-repeated="4"/>
          <table:table-cell office:value-type="string">
            <text:p>Sanders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score</text:p>
          </table:table-cell>
          <table:table-cell/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score</text:p>
          </table:table-cell>
        </table:table-row>
        <table:table-row table:style-name="ro1">
          <table:table-cell office:value-type="string">
            <text:p>TwitterSent</text:p>
          </table:table-cell>
          <table:table-cell office:value-type="float" office:value="0.6510791">
            <text:p>0.6510791</text:p>
          </table:table-cell>
          <table:table-cell office:value-type="float" office:value="0.8088235">
            <text:p>0.8088235</text:p>
          </table:table-cell>
          <table:table-cell office:value-type="float" office:value="0.3956835">
            <text:p>0.3956835</text:p>
          </table:table-cell>
          <table:table-cell office:value-type="float" office:value="0.531401">
            <text:p>0.531401</text:p>
          </table:table-cell>
          <table:table-cell/>
          <table:table-cell office:value-type="float" office:value="0.6187291">
            <text:p>0.6187291</text:p>
          </table:table-cell>
          <table:table-cell office:value-type="float" office:value="0.6945205">
            <text:p>0.6945205</text:p>
          </table:table-cell>
          <table:table-cell office:value-type="float" office:value="0.423913">
            <text:p>0.423913</text:p>
          </table:table-cell>
          <table:table-cell office:value-type="float" office:value="0.5264798">
            <text:p>0.526479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full_featur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aive_bayes</text:p>
          </table:table-cell>
          <table:table-cell office:value-type="float" office:value="0.7841727">
            <text:p>0.7841727</text:p>
          </table:table-cell>
          <table:table-cell office:value-type="float" office:value="0.8110236">
            <text:p>0.8110236</text:p>
          </table:table-cell>
          <table:table-cell office:value-type="float" office:value="0.7410072">
            <text:p>0.7410072</text:p>
          </table:table-cell>
          <table:table-cell office:value-type="float" office:value="0.7744361">
            <text:p>0.7744361</text:p>
          </table:table-cell>
          <table:table-cell/>
          <table:table-cell office:value-type="float" office:value="0.6446488">
            <text:p>0.6446488</text:p>
          </table:table-cell>
          <table:table-cell office:value-type="float" office:value="0.7089372">
            <text:p>0.7089372</text:p>
          </table:table-cell>
          <table:table-cell office:value-type="float" office:value="0.4908027">
            <text:p>0.4908027</text:p>
          </table:table-cell>
          <table:table-cell office:value-type="float" office:value="0.5800395">
            <text:p>0.5800395</text:p>
          </table:table-cell>
        </table:table-row>
        <table:table-row table:style-name="ro1">
          <table:table-cell office:value-type="string">
            <text:p>SVM radial</text:p>
          </table:table-cell>
          <table:table-cell office:value-type="float" office:value="0.8021583">
            <text:p>0.8021583</text:p>
          </table:table-cell>
          <table:table-cell office:value-type="float" office:value="0.8181818">
            <text:p>0.8181818</text:p>
          </table:table-cell>
          <table:table-cell office:value-type="float" office:value="0.7769784">
            <text:p>0.7769784</text:p>
          </table:table-cell>
          <table:table-cell office:value-type="float" office:value="0.797048">
            <text:p>0.797048</text:p>
          </table:table-cell>
          <table:table-cell/>
          <table:table-cell office:value-type="float" office:value="0.6856187">
            <text:p>0.6856187</text:p>
          </table:table-cell>
          <table:table-cell office:value-type="float" office:value="0.6843854">
            <text:p>0.6843854</text:p>
          </table:table-cell>
          <table:table-cell office:value-type="float" office:value="0.6889632">
            <text:p>0.6889632</text:p>
          </table:table-cell>
          <table:table-cell office:value-type="float" office:value="0.6866667">
            <text:p>0.6866667</text:p>
          </table:table-cell>
        </table:table-row>
        <table:table-row table:style-name="ro1">
          <table:table-cell office:value-type="string">
            <text:p>CART</text:p>
          </table:table-cell>
          <table:table-cell office:value-type="float" office:value="0.794964">
            <text:p>0.794964</text:p>
          </table:table-cell>
          <table:table-cell office:value-type="float" office:value="0.7808219">
            <text:p>0.7808219</text:p>
          </table:table-cell>
          <table:table-cell office:value-type="float" office:value="0.8201439">
            <text:p>0.8201439</text:p>
          </table:table-cell>
          <table:table-cell office:value-type="float" office:value="0.8">
            <text:p>0.8</text:p>
          </table:table-cell>
          <table:table-cell/>
          <table:table-cell office:value-type="float" office:value="0.6714047">
            <text:p>0.6714047</text:p>
          </table:table-cell>
          <table:table-cell office:value-type="float" office:value="0.6650564">
            <text:p>0.6650564</text:p>
          </table:table-cell>
          <table:table-cell office:value-type="float" office:value="0.6906355">
            <text:p>0.6906355</text:p>
          </table:table-cell>
          <table:table-cell office:value-type="float" office:value="0.6776046">
            <text:p>0.6776046</text:p>
          </table:table-cell>
        </table:table-row>
        <table:table-row table:style-name="ro1">
          <table:table-cell office:value-type="string">
            <text:p>J48</text:p>
          </table:table-cell>
          <table:table-cell office:value-type="float" office:value="0.794964">
            <text:p>0.794964</text:p>
          </table:table-cell>
          <table:table-cell office:value-type="float" office:value="0.7887324">
            <text:p>0.7887324</text:p>
          </table:table-cell>
          <table:table-cell office:value-type="float" office:value="0.8057554">
            <text:p>0.8057554</text:p>
          </table:table-cell>
          <table:table-cell office:value-type="float" office:value="0.797153">
            <text:p>0.797153</text:p>
          </table:table-cell>
          <table:table-cell/>
          <table:table-cell office:value-type="float" office:value="0.6609532">
            <text:p>0.6609532</text:p>
          </table:table-cell>
          <table:table-cell office:value-type="float" office:value="0.6780759">
            <text:p>0.6780759</text:p>
          </table:table-cell>
          <table:table-cell office:value-type="float" office:value="0.6128763">
            <text:p>0.6128763</text:p>
          </table:table-cell>
          <table:table-cell office:value-type="float" office:value="0.6438296">
            <text:p>0.6438296</text:p>
          </table:table-cell>
        </table:table-row>
        <table:table-row table:style-name="ro1">
          <table:table-cell office:value-type="string">
            <text:p>Logistic</text:p>
          </table:table-cell>
          <table:table-cell office:value-type="float" office:value="0.7877698">
            <text:p>0.7877698</text:p>
          </table:table-cell>
          <table:table-cell office:value-type="float" office:value="0.7941176">
            <text:p>0.7941176</text:p>
          </table:table-cell>
          <table:table-cell office:value-type="float" office:value="0.7769784">
            <text:p>0.7769784</text:p>
          </table:table-cell>
          <table:table-cell office:value-type="float" office:value="0.7854545">
            <text:p>0.7854545</text:p>
          </table:table-cell>
          <table:table-cell/>
          <table:table-cell office:value-type="float" office:value="0.6751672">
            <text:p>0.6751672</text:p>
          </table:table-cell>
          <table:table-cell office:value-type="float" office:value="0.7028074">
            <text:p>0.7028074</text:p>
          </table:table-cell>
          <table:table-cell office:value-type="float" office:value="0.6070234">
            <text:p>0.6070234</text:p>
          </table:table-cell>
          <table:table-cell office:value-type="float" office:value="0.6514132">
            <text:p>0.651413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ons featur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aive_bayes</text:p>
          </table:table-cell>
          <table:table-cell office:value-type="float" office:value="0.7553957">
            <text:p>0.7553957</text:p>
          </table:table-cell>
          <table:table-cell office:value-type="float" office:value="0.8086957">
            <text:p>0.8086957</text:p>
          </table:table-cell>
          <table:table-cell office:value-type="float" office:value="0.6690647">
            <text:p>0.6690647</text:p>
          </table:table-cell>
          <table:table-cell office:value-type="float" office:value="0.7322835">
            <text:p>0.7322835</text:p>
          </table:table-cell>
          <table:table-cell/>
          <table:table-cell office:value-type="float" office:value="0.6404682">
            <text:p>0.6404682</text:p>
          </table:table-cell>
          <table:table-cell office:value-type="float" office:value="0.7074074">
            <text:p>0.7074074</text:p>
          </table:table-cell>
          <table:table-cell office:value-type="float" office:value="0.479097">
            <text:p>0.479097</text:p>
          </table:table-cell>
          <table:table-cell office:value-type="float" office:value="0.5712861">
            <text:p>0.5712861</text:p>
          </table:table-cell>
        </table:table-row>
        <table:table-row table:style-name="ro1">
          <table:table-cell office:value-type="string">
            <text:p>SVM radial</text:p>
          </table:table-cell>
          <table:table-cell office:value-type="float" office:value="0.8057554">
            <text:p>0.8057554</text:p>
          </table:table-cell>
          <table:table-cell office:value-type="float" office:value="0.7972028">
            <text:p>0.7972028</text:p>
          </table:table-cell>
          <table:table-cell office:value-type="float" office:value="0.8201439">
            <text:p>0.8201439</text:p>
          </table:table-cell>
          <table:table-cell office:value-type="float" office:value="0.8085106">
            <text:p>0.8085106</text:p>
          </table:table-cell>
          <table:table-cell/>
          <table:table-cell office:value-type="float" office:value="0.6839465">
            <text:p>0.6839465</text:p>
          </table:table-cell>
          <table:table-cell office:value-type="float" office:value="0.6716069">
            <text:p>0.6716069</text:p>
          </table:table-cell>
          <table:table-cell office:value-type="float" office:value="0.7198997">
            <text:p>0.7198997</text:p>
          </table:table-cell>
          <table:table-cell office:value-type="float" office:value="0.6949153">
            <text:p>0.6949153</text:p>
          </table:table-cell>
        </table:table-row>
        <table:table-row table:style-name="ro1">
          <table:table-cell office:value-type="string">
            <text:p>Logistic</text:p>
          </table:table-cell>
          <table:table-cell office:value-type="float" office:value="0.8021583">
            <text:p>0.8021583</text:p>
          </table:table-cell>
          <table:table-cell office:value-type="float" office:value="0.8387097">
            <text:p>0.8387097</text:p>
          </table:table-cell>
          <table:table-cell office:value-type="float" office:value="0.7482014">
            <text:p>0.7482014</text:p>
          </table:table-cell>
          <table:table-cell office:value-type="float" office:value="0.7908745">
            <text:p>0.7908745</text:p>
          </table:table-cell>
          <table:table-cell/>
          <table:table-cell office:value-type="float" office:value="0.6764214">
            <text:p>0.6764214</text:p>
          </table:table-cell>
          <table:table-cell office:value-type="float" office:value="0.7028846">
            <text:p>0.7028846</text:p>
          </table:table-cell>
          <table:table-cell office:value-type="float" office:value="0.611204">
            <text:p>0.611204</text:p>
          </table:table-cell>
          <table:table-cell office:value-type="float" office:value="0.6538462">
            <text:p>0.653846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fs featur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aive_bayes</text:p>
          </table:table-cell>
          <table:table-cell office:value-type="float" office:value="0.7985612">
            <text:p>0.7985612</text:p>
          </table:table-cell>
          <table:table-cell office:value-type="float" office:value="0.8429752">
            <text:p>0.8429752</text:p>
          </table:table-cell>
          <table:table-cell office:value-type="float" office:value="0.7338129">
            <text:p>0.7338129</text:p>
          </table:table-cell>
          <table:table-cell office:value-type="float" office:value="0.7846154">
            <text:p>0.7846154</text:p>
          </table:table-cell>
          <table:table-cell/>
          <table:table-cell office:value-type="float" office:value="0.6396321">
            <text:p>0.6396321</text:p>
          </table:table-cell>
          <table:table-cell office:value-type="float" office:value="0.705665">
            <text:p>0.705665</text:p>
          </table:table-cell>
          <table:table-cell office:value-type="float" office:value="0.479097">
            <text:p>0.479097</text:p>
          </table:table-cell>
          <table:table-cell office:value-type="float" office:value="0.5707171">
            <text:p>0.5707171</text:p>
          </table:table-cell>
        </table:table-row>
        <table:table-row table:style-name="ro1">
          <table:table-cell office:value-type="string">
            <text:p>SVM radial</text:p>
          </table:table-cell>
          <table:table-cell office:value-type="float" office:value="0.8057554">
            <text:p>0.8057554</text:p>
          </table:table-cell>
          <table:table-cell office:value-type="float" office:value="0.8014184">
            <text:p>0.8014184</text:p>
          </table:table-cell>
          <table:table-cell office:value-type="float" office:value="0.8129496">
            <text:p>0.8129496</text:p>
          </table:table-cell>
          <table:table-cell office:value-type="float" office:value="0.8071429">
            <text:p>0.8071429</text:p>
          </table:table-cell>
          <table:table-cell/>
          <table:table-cell office:value-type="float" office:value="0.6814381">
            <text:p>0.6814381</text:p>
          </table:table-cell>
          <table:table-cell office:value-type="float" office:value="0.6643939">
            <text:p>0.6643939</text:p>
          </table:table-cell>
          <table:table-cell office:value-type="float" office:value="0.7332776">
            <text:p>0.7332776</text:p>
          </table:table-cell>
          <table:table-cell office:value-type="float" office:value="0.6971383">
            <text:p>0.6971383</text:p>
          </table:table-cell>
        </table:table-row>
        <table:table-row table:style-name="ro1">
          <table:table-cell office:value-type="string">
            <text:p>Logistic</text:p>
          </table:table-cell>
          <table:table-cell office:value-type="float" office:value="0.794964">
            <text:p>0.794964</text:p>
          </table:table-cell>
          <table:table-cell office:value-type="float" office:value="0.8153846">
            <text:p>0.8153846</text:p>
          </table:table-cell>
          <table:table-cell office:value-type="float" office:value="0.7625899">
            <text:p>0.7625899</text:p>
          </table:table-cell>
          <table:table-cell office:value-type="float" office:value="0.7881041">
            <text:p>0.7881041</text:p>
          </table:table-cell>
          <table:table-cell/>
          <table:table-cell office:value-type="float" office:value="0.6755853">
            <text:p>0.6755853</text:p>
          </table:table-cell>
          <table:table-cell office:value-type="float" office:value="0.7019231">
            <text:p>0.7019231</text:p>
          </table:table-cell>
          <table:table-cell office:value-type="float" office:value="0.6103679">
            <text:p>0.6103679</text:p>
          </table:table-cell>
          <table:table-cell office:value-type="float" office:value="0.6529517">
            <text:p>0.6529517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6" office:value-type="string">
            <text:p>Dataset</text:p>
          </table:table-cell>
          <table:table-cell table:style-name="ce6"/>
          <table:table-cell table:style-name="ce6" office:value-type="string">
            <text:p>TwitterSent </text:p>
          </table:table-cell>
          <table:table-cell table:style-name="ce6" table:number-columns-repeated="3"/>
          <table:table-cell table:style-name="ce6" office:value-type="string">
            <text:p>Sanders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6"/>
          <table:table-cell table:style-name="ce6" office:value-type="string">
            <text:p>accuracy</text:p>
          </table:table-cell>
          <table:table-cell table:style-name="ce6" office:value-type="string">
            <text:p>precision</text:p>
          </table:table-cell>
          <table:table-cell table:style-name="ce6" office:value-type="string">
            <text:p>recall</text:p>
          </table:table-cell>
          <table:table-cell table:style-name="ce6" office:value-type="string">
            <text:p>fscore</text:p>
          </table:table-cell>
          <table:table-cell table:style-name="ce6" office:value-type="string">
            <text:p>accuracy</text:p>
          </table:table-cell>
          <table:table-cell table:style-name="ce6" office:value-type="string">
            <text:p>precision</text:p>
          </table:table-cell>
          <table:table-cell table:style-name="ce6" office:value-type="string">
            <text:p>recall</text:p>
          </table:table-cell>
          <table:table-cell table:style-name="ce6" office:value-type="string">
            <text:p>fscore</text:p>
          </table:table-cell>
          <table:table-cell/>
        </table:table-row>
        <table:table-row table:style-name="ro1">
          <table:table-cell table:style-name="ce6" office:value-type="string">
            <text:p>Sent140</text:p>
          </table:table-cell>
          <table:table-cell table:style-name="ce6" office:value-type="float" office:value="0.6510791">
            <text:p>0.651</text:p>
          </table:table-cell>
          <table:table-cell table:style-name="ce6" office:value-type="float" office:value="0.8088235">
            <text:p>0.809</text:p>
          </table:table-cell>
          <table:table-cell table:style-name="ce6" office:value-type="float" office:value="0.3956835">
            <text:p>0.396</text:p>
          </table:table-cell>
          <table:table-cell table:style-name="ce6" office:value-type="float" office:value="0.531401">
            <text:p>0.531</text:p>
          </table:table-cell>
          <table:table-cell table:style-name="ce6" office:value-type="float" office:value="0.6187291">
            <text:p>0.619</text:p>
          </table:table-cell>
          <table:table-cell table:style-name="ce6" office:value-type="float" office:value="0.6945205">
            <text:p>0.695</text:p>
          </table:table-cell>
          <table:table-cell table:style-name="ce6" office:value-type="float" office:value="0.423913">
            <text:p>0.424</text:p>
          </table:table-cell>
          <table:table-cell table:style-name="ce6" office:value-type="float" office:value="0.5264798">
            <text:p>0.526</text:p>
          </table:table-cell>
          <table:table-cell/>
        </table:table-row>
        <table:table-row table:style-name="ro1">
          <table:table-cell table:style-name="ce6" office:value-type="string">
            <text:p>SentiStrengthpol</text:p>
          </table:table-cell>
          <table:table-cell table:style-name="ce6" table:number-columns-repeated="8"/>
          <table:table-cell/>
        </table:table-row>
        <table:table-row table:style-name="ro1">
          <table:table-cell table:style-name="ce6" office:value-type="string">
            <text:p>CART</text:p>
          </table:table-cell>
          <table:table-cell table:style-name="ce6" office:value-type="float" office:value="0.794964">
            <text:p>0.795</text:p>
          </table:table-cell>
          <table:table-cell table:style-name="ce6" office:value-type="float" office:value="0.7808219">
            <text:p>0.781</text:p>
          </table:table-cell>
          <table:table-cell table:style-name="ce6" office:value-type="float" office:value="0.8201439">
            <text:p>0.820</text:p>
          </table:table-cell>
          <table:table-cell table:style-name="ce6" office:value-type="float" office:value="0.8">
            <text:p>0.800</text:p>
          </table:table-cell>
          <table:table-cell table:style-name="ce6" office:value-type="float" office:value="0.6714047">
            <text:p>0.671</text:p>
          </table:table-cell>
          <table:table-cell table:style-name="ce6" office:value-type="float" office:value="0.6650564">
            <text:p>0.665</text:p>
          </table:table-cell>
          <table:table-cell table:style-name="ce6" office:value-type="float" office:value="0.6906355">
            <text:p>0.691</text:p>
          </table:table-cell>
          <table:table-cell table:style-name="ce6" office:value-type="float" office:value="0.6776046">
            <text:p>0.678</text:p>
          </table:table-cell>
          <table:table-cell/>
        </table:table-row>
        <table:table-row table:style-name="ro1">
          <table:table-cell table:style-name="ce6" office:value-type="string">
            <text:p>J48</text:p>
          </table:table-cell>
          <table:table-cell table:style-name="ce6" office:value-type="float" office:value="0.794964">
            <text:p>0.795</text:p>
          </table:table-cell>
          <table:table-cell table:style-name="ce6" office:value-type="float" office:value="0.7887324">
            <text:p>0.789</text:p>
          </table:table-cell>
          <table:table-cell table:style-name="ce6" office:value-type="float" office:value="0.8057554">
            <text:p>0.806</text:p>
          </table:table-cell>
          <table:table-cell table:style-name="ce6" office:value-type="float" office:value="0.797153">
            <text:p>0.797</text:p>
          </table:table-cell>
          <table:table-cell table:style-name="ce6" office:value-type="float" office:value="0.6609532">
            <text:p>0.661</text:p>
          </table:table-cell>
          <table:table-cell table:style-name="ce6" office:value-type="float" office:value="0.6780759">
            <text:p>0.678</text:p>
          </table:table-cell>
          <table:table-cell table:style-name="ce6" office:value-type="float" office:value="0.6128763">
            <text:p>0.613</text:p>
          </table:table-cell>
          <table:table-cell table:style-name="ce6" office:value-type="float" office:value="0.6438296">
            <text:p>0.644</text:p>
          </table:table-cell>
          <table:table-cell/>
        </table:table-row>
        <table:table-row table:style-name="ro1">
          <table:table-cell table:style-name="ce6" office:value-type="string">
            <text:p>naive_bayes_full</text:p>
          </table:table-cell>
          <table:table-cell table:style-name="ce6" office:value-type="float" office:value="0.7841727">
            <text:p>0.784</text:p>
          </table:table-cell>
          <table:table-cell table:style-name="ce6" office:value-type="float" office:value="0.8110236">
            <text:p>0.811</text:p>
          </table:table-cell>
          <table:table-cell table:style-name="ce6" office:value-type="float" office:value="0.7410072">
            <text:p>0.741</text:p>
          </table:table-cell>
          <table:table-cell table:style-name="ce6" office:value-type="float" office:value="0.7744361">
            <text:p>0.774</text:p>
          </table:table-cell>
          <table:table-cell table:style-name="ce6" office:value-type="float" office:value="0.6446488">
            <text:p>0.645</text:p>
          </table:table-cell>
          <table:table-cell table:style-name="ce6" office:value-type="float" office:value="0.7089372">
            <text:p>0.709</text:p>
          </table:table-cell>
          <table:table-cell table:style-name="ce6" office:value-type="float" office:value="0.4908027">
            <text:p>0.491</text:p>
          </table:table-cell>
          <table:table-cell table:style-name="ce6" office:value-type="float" office:value="0.5800395">
            <text:p>0.580</text:p>
          </table:table-cell>
          <table:table-cell/>
        </table:table-row>
        <table:table-row table:style-name="ro1">
          <table:table-cell table:style-name="ce6" office:value-type="string">
            <text:p>naive_bayes_cons</text:p>
          </table:table-cell>
          <table:table-cell table:style-name="ce6" office:value-type="float" office:value="0.7553957">
            <text:p>0.755</text:p>
          </table:table-cell>
          <table:table-cell table:style-name="ce6" office:value-type="float" office:value="0.8086957">
            <text:p>0.809</text:p>
          </table:table-cell>
          <table:table-cell table:style-name="ce6" office:value-type="float" office:value="0.6690647">
            <text:p>0.669</text:p>
          </table:table-cell>
          <table:table-cell table:style-name="ce6" office:value-type="float" office:value="0.7322835">
            <text:p>0.732</text:p>
          </table:table-cell>
          <table:table-cell table:style-name="ce6" office:value-type="float" office:value="0.6404682">
            <text:p>0.640</text:p>
          </table:table-cell>
          <table:table-cell table:style-name="ce6" office:value-type="float" office:value="0.7074074">
            <text:p>0.707</text:p>
          </table:table-cell>
          <table:table-cell table:style-name="ce6" office:value-type="float" office:value="0.479097">
            <text:p>0.479</text:p>
          </table:table-cell>
          <table:table-cell table:style-name="ce6" office:value-type="float" office:value="0.5712861">
            <text:p>0.571</text:p>
          </table:table-cell>
          <table:table-cell/>
        </table:table-row>
        <table:table-row table:style-name="ro1">
          <table:table-cell table:style-name="ce6" office:value-type="string">
            <text:p>naive_bayes_cfs</text:p>
          </table:table-cell>
          <table:table-cell table:style-name="ce6" office:value-type="float" office:value="0.7985612">
            <text:p>0.799</text:p>
          </table:table-cell>
          <table:table-cell table:style-name="ce6" office:value-type="float" office:value="0.8429752">
            <text:p>0.843</text:p>
          </table:table-cell>
          <table:table-cell table:style-name="ce6" office:value-type="float" office:value="0.7338129">
            <text:p>0.734</text:p>
          </table:table-cell>
          <table:table-cell table:style-name="ce6" office:value-type="float" office:value="0.7846154">
            <text:p>0.785</text:p>
          </table:table-cell>
          <table:table-cell table:style-name="ce6" office:value-type="float" office:value="0.6396321">
            <text:p>0.640</text:p>
          </table:table-cell>
          <table:table-cell table:style-name="ce6" office:value-type="float" office:value="0.705665">
            <text:p>0.706</text:p>
          </table:table-cell>
          <table:table-cell table:style-name="ce6" office:value-type="float" office:value="0.479097">
            <text:p>0.479</text:p>
          </table:table-cell>
          <table:table-cell table:style-name="ce6" office:value-type="float" office:value="0.5707171">
            <text:p>0.571</text:p>
          </table:table-cell>
          <table:table-cell/>
        </table:table-row>
        <table:table-row table:style-name="ro1">
          <table:table-cell table:style-name="ce6" office:value-type="string">
            <text:p>Logistic_full</text:p>
          </table:table-cell>
          <table:table-cell table:style-name="ce6" office:value-type="float" office:value="0.7877698">
            <text:p>0.788</text:p>
          </table:table-cell>
          <table:table-cell table:style-name="ce6" office:value-type="float" office:value="0.7941176">
            <text:p>0.794</text:p>
          </table:table-cell>
          <table:table-cell table:style-name="ce6" office:value-type="float" office:value="0.7769784">
            <text:p>0.777</text:p>
          </table:table-cell>
          <table:table-cell table:style-name="ce6" office:value-type="float" office:value="0.7854545">
            <text:p>0.785</text:p>
          </table:table-cell>
          <table:table-cell table:style-name="ce6" office:value-type="float" office:value="0.6751672">
            <text:p>0.675</text:p>
          </table:table-cell>
          <table:table-cell table:style-name="ce6" office:value-type="float" office:value="0.7028074">
            <text:p>0.703</text:p>
          </table:table-cell>
          <table:table-cell table:style-name="ce6" office:value-type="float" office:value="0.6070234">
            <text:p>0.607</text:p>
          </table:table-cell>
          <table:table-cell table:style-name="ce6" office:value-type="float" office:value="0.6514132">
            <text:p>0.651</text:p>
          </table:table-cell>
          <table:table-cell/>
        </table:table-row>
        <table:table-row table:style-name="ro1">
          <table:table-cell table:style-name="ce6" office:value-type="string">
            <text:p>Logistic_cons</text:p>
          </table:table-cell>
          <table:table-cell table:style-name="ce6" office:value-type="float" office:value="0.8021583">
            <text:p>0.802</text:p>
          </table:table-cell>
          <table:table-cell table:style-name="ce6" office:value-type="float" office:value="0.8387097">
            <text:p>0.839</text:p>
          </table:table-cell>
          <table:table-cell table:style-name="ce6" office:value-type="float" office:value="0.7482014">
            <text:p>0.748</text:p>
          </table:table-cell>
          <table:table-cell table:style-name="ce6" office:value-type="float" office:value="0.7908745">
            <text:p>0.791</text:p>
          </table:table-cell>
          <table:table-cell table:style-name="ce6" office:value-type="float" office:value="0.6764214">
            <text:p>0.676</text:p>
          </table:table-cell>
          <table:table-cell table:style-name="ce6" office:value-type="float" office:value="0.7028846">
            <text:p>0.703</text:p>
          </table:table-cell>
          <table:table-cell table:style-name="ce6" office:value-type="float" office:value="0.611204">
            <text:p>0.611</text:p>
          </table:table-cell>
          <table:table-cell table:style-name="ce6" office:value-type="float" office:value="0.6538462">
            <text:p>0.654</text:p>
          </table:table-cell>
          <table:table-cell/>
        </table:table-row>
        <table:table-row table:style-name="ro1">
          <table:table-cell table:style-name="ce6" office:value-type="string">
            <text:p>Logistic_cfs</text:p>
          </table:table-cell>
          <table:table-cell table:style-name="ce6" office:value-type="float" office:value="0.794964">
            <text:p>0.795</text:p>
          </table:table-cell>
          <table:table-cell table:style-name="ce6" office:value-type="float" office:value="0.8153846">
            <text:p>0.815</text:p>
          </table:table-cell>
          <table:table-cell table:style-name="ce6" office:value-type="float" office:value="0.7625899">
            <text:p>0.763</text:p>
          </table:table-cell>
          <table:table-cell table:style-name="ce6" office:value-type="float" office:value="0.7881041">
            <text:p>0.788</text:p>
          </table:table-cell>
          <table:table-cell table:style-name="ce6" office:value-type="float" office:value="0.6755853">
            <text:p>0.676</text:p>
          </table:table-cell>
          <table:table-cell table:style-name="ce6" office:value-type="float" office:value="0.7019231">
            <text:p>0.702</text:p>
          </table:table-cell>
          <table:table-cell table:style-name="ce6" office:value-type="float" office:value="0.6103679">
            <text:p>0.610</text:p>
          </table:table-cell>
          <table:table-cell table:style-name="ce6" office:value-type="float" office:value="0.6529517">
            <text:p>0.653</text:p>
          </table:table-cell>
          <table:table-cell/>
        </table:table-row>
        <table:table-row table:style-name="ro1">
          <table:table-cell table:style-name="ce6" office:value-type="string">
            <text:p>SVM radial_full</text:p>
          </table:table-cell>
          <table:table-cell table:style-name="ce6" office:value-type="float" office:value="0.8021583">
            <text:p>0.802</text:p>
          </table:table-cell>
          <table:table-cell table:style-name="ce6" office:value-type="float" office:value="0.8181818">
            <text:p>0.818</text:p>
          </table:table-cell>
          <table:table-cell table:style-name="ce6" office:value-type="float" office:value="0.7769784">
            <text:p>0.777</text:p>
          </table:table-cell>
          <table:table-cell table:style-name="ce6" office:value-type="float" office:value="0.797048">
            <text:p>0.797</text:p>
          </table:table-cell>
          <table:table-cell table:style-name="ce6" office:value-type="float" office:value="0.6856187">
            <text:p>0.686</text:p>
          </table:table-cell>
          <table:table-cell table:style-name="ce6" office:value-type="float" office:value="0.6843854">
            <text:p>0.684</text:p>
          </table:table-cell>
          <table:table-cell table:style-name="ce6" office:value-type="float" office:value="0.6889632">
            <text:p>0.689</text:p>
          </table:table-cell>
          <table:table-cell table:style-name="ce6" office:value-type="float" office:value="0.6866667">
            <text:p>0.687</text:p>
          </table:table-cell>
          <table:table-cell/>
        </table:table-row>
        <table:table-row table:style-name="ro1">
          <table:table-cell table:style-name="ce6" office:value-type="string">
            <text:p>SVM radial_cons</text:p>
          </table:table-cell>
          <table:table-cell table:style-name="ce6" office:value-type="float" office:value="0.8057554">
            <text:p>0.806</text:p>
          </table:table-cell>
          <table:table-cell table:style-name="ce6" office:value-type="float" office:value="0.7972028">
            <text:p>0.797</text:p>
          </table:table-cell>
          <table:table-cell table:style-name="ce6" office:value-type="float" office:value="0.8201439">
            <text:p>0.820</text:p>
          </table:table-cell>
          <table:table-cell table:style-name="ce6" office:value-type="float" office:value="0.8085106">
            <text:p>0.809</text:p>
          </table:table-cell>
          <table:table-cell table:style-name="ce6" office:value-type="float" office:value="0.6839465">
            <text:p>0.684</text:p>
          </table:table-cell>
          <table:table-cell table:style-name="ce6" office:value-type="float" office:value="0.6716069">
            <text:p>0.672</text:p>
          </table:table-cell>
          <table:table-cell table:style-name="ce6" office:value-type="float" office:value="0.7198997">
            <text:p>0.720</text:p>
          </table:table-cell>
          <table:table-cell table:style-name="ce6" office:value-type="float" office:value="0.6949153">
            <text:p>0.695</text:p>
          </table:table-cell>
          <table:table-cell/>
        </table:table-row>
        <table:table-row table:style-name="ro1">
          <table:table-cell table:style-name="ce6" office:value-type="string">
            <text:p>SVM radial_cfs</text:p>
          </table:table-cell>
          <table:table-cell table:style-name="ce6" office:value-type="float" office:value="0.8057554">
            <text:p>0.806</text:p>
          </table:table-cell>
          <table:table-cell table:style-name="ce6" office:value-type="float" office:value="0.8014184">
            <text:p>0.801</text:p>
          </table:table-cell>
          <table:table-cell table:style-name="ce6" office:value-type="float" office:value="0.8129496">
            <text:p>0.813</text:p>
          </table:table-cell>
          <table:table-cell table:style-name="ce6" office:value-type="float" office:value="0.8071429">
            <text:p>0.807</text:p>
          </table:table-cell>
          <table:table-cell table:style-name="ce6" office:value-type="float" office:value="0.6814381">
            <text:p>0.681</text:p>
          </table:table-cell>
          <table:table-cell table:style-name="ce6" office:value-type="float" office:value="0.6643939">
            <text:p>0.664</text:p>
          </table:table-cell>
          <table:table-cell table:style-name="ce6" office:value-type="float" office:value="0.7332776">
            <text:p>0.733</text:p>
          </table:table-cell>
          <table:table-cell table:style-name="ce6" office:value-type="float" office:value="0.6971383">
            <text:p>0.697</text:p>
          </table:table-cell>
          <table:table-cell/>
        </table:table-row>
      </table:table>
      <table:table table:name="Polarity" table:style-name="ta1"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4"/>
          <table:table-cell office:value-type="string">
            <text:p>Polarity</text:p>
          </table:table-cell>
          <table:table-cell table:number-columns-repeated="12"/>
          <table:table-cell office:value-type="string">
            <text:p>recall</text:p>
          </table:table-cell>
          <table:table-cell table:number-columns-repeated="3"/>
          <table:table-cell office:value-type="string">
            <text:p>fscore</text:p>
          </table:table-cell>
        </table:table-row>
        <table:table-row table:style-name="ro1">
          <table:table-cell table:number-columns-repeated="2"/>
          <table:table-cell office:value-type="string">
            <text:p>TwitterSent</text:p>
          </table:table-cell>
          <table:table-cell table:number-columns-repeated="4"/>
          <table:table-cell office:value-type="string">
            <text:p>Sanders</text:p>
          </table:table-cell>
          <table:table-cell table:number-columns-repeated="14"/>
        </table:table-row>
        <table:table-row table:style-name="ro1">
          <table:table-cell table:style-name="ce2"/>
          <table:table-cell table:number-columns-repeated="21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score</text:p>
          </table:table-cell>
          <table:table-cell/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score</text:p>
          </table:table-cell>
          <table:table-cell table:number-columns-repeated="12"/>
        </table:table-row>
        <table:table-row table:style-name="ro1">
          <table:table-cell office:value-type="string">
            <text:p>SentiStrength</text:p>
          </table:table-cell>
          <table:table-cell office:value-type="float" office:value="0.7768362">
            <text:p>0.7768362</text:p>
          </table:table-cell>
          <table:table-cell office:value-type="float" office:value="0.7663043">
            <text:p>0.7663043</text:p>
          </table:table-cell>
          <table:table-cell office:value-type="float" office:value="0.7966102">
            <text:p>0.7966102</text:p>
          </table:table-cell>
          <table:table-cell office:value-type="float" office:value="0.7811634">
            <text:p>0.7811634</text:p>
          </table:table-cell>
          <table:table-cell/>
          <table:table-cell office:value-type="float" office:value="0.7232143">
            <text:p>0.7232143</text:p>
          </table:table-cell>
          <table:table-cell office:value-type="float" office:value="0.7208481">
            <text:p>0.7208481</text:p>
          </table:table-cell>
          <table:table-cell office:value-type="float" office:value="0.7285714">
            <text:p>0.7285714</text:p>
          </table:table-cell>
          <table:table-cell office:value-type="float" office:value="0.7246892">
            <text:p>0.7246892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full_features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naive_bayes</text:p>
          </table:table-cell>
          <table:table-cell office:value-type="float" office:value="0.7909605">
            <text:p>0.7909605</text:p>
          </table:table-cell>
          <table:table-cell office:value-type="float" office:value="0.7641026">
            <text:p>0.7641026</text:p>
          </table:table-cell>
          <table:table-cell office:value-type="float" office:value="0.8418079">
            <text:p>0.8418079</text:p>
          </table:table-cell>
          <table:table-cell office:value-type="float" office:value="0.8010753">
            <text:p>0.8010753</text:p>
          </table:table-cell>
          <table:table-cell/>
          <table:table-cell office:value-type="float" office:value="0.7660714">
            <text:p>0.7660714</text:p>
          </table:table-cell>
          <table:table-cell office:value-type="float" office:value="0.7217262">
            <text:p>0.7217262</text:p>
          </table:table-cell>
          <table:table-cell office:value-type="float" office:value="0.8660714">
            <text:p>0.8660714</text:p>
          </table:table-cell>
          <table:table-cell office:value-type="float" office:value="0.7873377">
            <text:p>0.7873377</text:p>
          </table:table-cell>
          <table:table-cell table:number-columns-repeated="12"/>
        </table:table-row>
        <table:table-row table:style-name="ro1">
          <table:table-cell office:value-type="string">
            <text:p>SVM radial</text:p>
          </table:table-cell>
          <table:table-cell office:value-type="float" office:value="0.8163842">
            <text:p>0.8163842</text:p>
          </table:table-cell>
          <table:table-cell office:value-type="float" office:value="0.8181818">
            <text:p>0.8181818</text:p>
          </table:table-cell>
          <table:table-cell office:value-type="float" office:value="0.8135593">
            <text:p>0.8135593</text:p>
          </table:table-cell>
          <table:table-cell office:value-type="float" office:value="0.815864">
            <text:p>0.815864</text:p>
          </table:table-cell>
          <table:table-cell/>
          <table:table-cell office:value-type="float" office:value="0.7857143">
            <text:p>0.7857143</text:p>
          </table:table-cell>
          <table:table-cell office:value-type="float" office:value="0.7684564">
            <text:p>0.7684564</text:p>
          </table:table-cell>
          <table:table-cell office:value-type="float" office:value="0.8178571">
            <text:p>0.8178571</text:p>
          </table:table-cell>
          <table:table-cell office:value-type="float" office:value="0.7923875">
            <text:p>0.7923875</text:p>
          </table:table-cell>
          <table:table-cell table:number-columns-repeated="12"/>
        </table:table-row>
        <table:table-row table:style-name="ro1">
          <table:table-cell office:value-type="string">
            <text:p>CART</text:p>
          </table:table-cell>
          <table:table-cell office:value-type="float" office:value="0.7768362">
            <text:p>0.7768362</text:p>
          </table:table-cell>
          <table:table-cell office:value-type="float" office:value="0.7848837">
            <text:p>0.7848837</text:p>
          </table:table-cell>
          <table:table-cell office:value-type="float" office:value="0.7627119">
            <text:p>0.7627119</text:p>
          </table:table-cell>
          <table:table-cell office:value-type="float" office:value="0.773639">
            <text:p>0.773639</text:p>
          </table:table-cell>
          <table:table-cell/>
          <table:table-cell office:value-type="float" office:value="0.7464286">
            <text:p>0.7464286</text:p>
          </table:table-cell>
          <table:table-cell office:value-type="float" office:value="0.7482014">
            <text:p>0.7482014</text:p>
          </table:table-cell>
          <table:table-cell office:value-type="float" office:value="0.7428571">
            <text:p>0.7428571</text:p>
          </table:table-cell>
          <table:table-cell office:value-type="float" office:value="0.7455197">
            <text:p>0.7455197</text:p>
          </table:table-cell>
          <table:table-cell table:number-columns-repeated="12"/>
        </table:table-row>
        <table:table-row table:style-name="ro1">
          <table:table-cell office:value-type="string">
            <text:p>J48</text:p>
          </table:table-cell>
          <table:table-cell office:value-type="float" office:value="0.8079096">
            <text:p>0.8079096</text:p>
          </table:table-cell>
          <table:table-cell office:value-type="float" office:value="0.8114286">
            <text:p>0.8114286</text:p>
          </table:table-cell>
          <table:table-cell office:value-type="float" office:value="0.8022599">
            <text:p>0.8022599</text:p>
          </table:table-cell>
          <table:table-cell office:value-type="float" office:value="0.8068182">
            <text:p>0.8068182</text:p>
          </table:table-cell>
          <table:table-cell/>
          <table:table-cell office:value-type="float" office:value="0.794964">
            <text:p>0.794964</text:p>
          </table:table-cell>
          <table:table-cell office:value-type="float" office:value="0.7887324">
            <text:p>0.7887324</text:p>
          </table:table-cell>
          <table:table-cell office:value-type="float" office:value="0.8057554">
            <text:p>0.8057554</text:p>
          </table:table-cell>
          <table:table-cell office:value-type="float" office:value="0.797153">
            <text:p>0.797153</text:p>
          </table:table-cell>
          <table:table-cell table:number-columns-repeated="12"/>
        </table:table-row>
        <table:table-row table:style-name="ro1">
          <table:table-cell office:value-type="string">
            <text:p>Logistic</text:p>
          </table:table-cell>
          <table:table-cell office:value-type="float" office:value="0.8107345">
            <text:p>0.8107345</text:p>
          </table:table-cell>
          <table:table-cell office:value-type="float" office:value="0.798913">
            <text:p>0.798913</text:p>
          </table:table-cell>
          <table:table-cell office:value-type="float" office:value="0.8305085">
            <text:p>0.8305085</text:p>
          </table:table-cell>
          <table:table-cell office:value-type="float" office:value="0.8144044">
            <text:p>0.8144044</text:p>
          </table:table-cell>
          <table:table-cell/>
          <table:table-cell office:value-type="float" office:value="0.7821429">
            <text:p>0.7821429</text:p>
          </table:table-cell>
          <table:table-cell office:value-type="float" office:value="0.7651007">
            <text:p>0.7651007</text:p>
          </table:table-cell>
          <table:table-cell office:value-type="float" office:value="0.8142857">
            <text:p>0.8142857</text:p>
          </table:table-cell>
          <table:table-cell office:value-type="float" office:value="0.7889273">
            <text:p>0.7889273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Cons features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naive_bayes</text:p>
          </table:table-cell>
          <table:table-cell office:value-type="float" office:value="0.819209">
            <text:p>0.819209</text:p>
          </table:table-cell>
          <table:table-cell office:value-type="float" office:value="0.7989418">
            <text:p>0.7989418</text:p>
          </table:table-cell>
          <table:table-cell office:value-type="float" office:value="0.8531073">
            <text:p>0.8531073</text:p>
          </table:table-cell>
          <table:table-cell office:value-type="float" office:value="0.8251366">
            <text:p>0.8251366</text:p>
          </table:table-cell>
          <table:table-cell/>
          <table:table-cell office:value-type="float" office:value="0.75625">
            <text:p>0.75625</text:p>
          </table:table-cell>
          <table:table-cell office:value-type="float" office:value="0.7113402">
            <text:p>0.7113402</text:p>
          </table:table-cell>
          <table:table-cell office:value-type="float" office:value="0.8625">
            <text:p>0.8625</text:p>
          </table:table-cell>
          <table:table-cell office:value-type="float" office:value="0.779661">
            <text:p>0.779661</text:p>
          </table:table-cell>
          <table:table-cell table:number-columns-repeated="12"/>
        </table:table-row>
        <table:table-row table:style-name="ro1">
          <table:table-cell office:value-type="string">
            <text:p>SVM radial</text:p>
          </table:table-cell>
          <table:table-cell office:value-type="float" office:value="0.8163842">
            <text:p>0.8163842</text:p>
          </table:table-cell>
          <table:table-cell office:value-type="float" office:value="0.8294118">
            <text:p>0.8294118</text:p>
          </table:table-cell>
          <table:table-cell office:value-type="float" office:value="0.7966102">
            <text:p>0.7966102</text:p>
          </table:table-cell>
          <table:table-cell office:value-type="float" office:value="0.8126801">
            <text:p>0.8126801</text:p>
          </table:table-cell>
          <table:table-cell/>
          <table:table-cell office:value-type="float" office:value="0.7767857">
            <text:p>0.7767857</text:p>
          </table:table-cell>
          <table:table-cell office:value-type="float" office:value="0.7384615">
            <text:p>0.7384615</text:p>
          </table:table-cell>
          <table:table-cell office:value-type="float" office:value="0.8571429">
            <text:p>0.8571429</text:p>
          </table:table-cell>
          <table:table-cell office:value-type="float" office:value="0.7933884">
            <text:p>0.7933884</text:p>
          </table:table-cell>
          <table:table-cell table:number-columns-repeated="12"/>
        </table:table-row>
        <table:table-row table:style-name="ro1">
          <table:table-cell office:value-type="string">
            <text:p>Logistic</text:p>
          </table:table-cell>
          <table:table-cell office:value-type="float" office:value="0.8079096">
            <text:p>0.8079096</text:p>
          </table:table-cell>
          <table:table-cell office:value-type="float" office:value="0.7914439">
            <text:p>0.7914439</text:p>
          </table:table-cell>
          <table:table-cell office:value-type="float" office:value="0.8361582">
            <text:p>0.8361582</text:p>
          </table:table-cell>
          <table:table-cell office:value-type="float" office:value="0.8131868">
            <text:p>0.8131868</text:p>
          </table:table-cell>
          <table:table-cell/>
          <table:table-cell office:value-type="float" office:value="0.7848214">
            <text:p>0.7848214</text:p>
          </table:table-cell>
          <table:table-cell office:value-type="float" office:value="0.7689713">
            <text:p>0.7689713</text:p>
          </table:table-cell>
          <table:table-cell office:value-type="float" office:value="0.8142857">
            <text:p>0.8142857</text:p>
          </table:table-cell>
          <table:table-cell office:value-type="float" office:value="0.7909801">
            <text:p>0.7909801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cfs features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naive_bayes</text:p>
          </table:table-cell>
          <table:table-cell office:value-type="float" office:value="0.8079096">
            <text:p>0.8079096</text:p>
          </table:table-cell>
          <table:table-cell office:value-type="float" office:value="0.7711443">
            <text:p>0.7711443</text:p>
          </table:table-cell>
          <table:table-cell office:value-type="float" office:value="0.8757062">
            <text:p>0.8757062</text:p>
          </table:table-cell>
          <table:table-cell office:value-type="float" office:value="0.8201058">
            <text:p>0.8201058</text:p>
          </table:table-cell>
          <table:table-cell/>
          <table:table-cell office:value-type="float" office:value="0.7821429">
            <text:p>0.7821429</text:p>
          </table:table-cell>
          <table:table-cell office:value-type="float" office:value="0.7408537">
            <text:p>0.7408537</text:p>
          </table:table-cell>
          <table:table-cell office:value-type="float" office:value="0.8678571">
            <text:p>0.8678571</text:p>
          </table:table-cell>
          <table:table-cell office:value-type="float" office:value="0.7993421">
            <text:p>0.7993421</text:p>
          </table:table-cell>
          <table:table-cell table:number-columns-repeated="12"/>
        </table:table-row>
        <table:table-row table:style-name="ro1">
          <table:table-cell office:value-type="string">
            <text:p>SVM radial</text:p>
          </table:table-cell>
          <table:table-cell office:value-type="float" office:value="0.8022599">
            <text:p>0.8022599</text:p>
          </table:table-cell>
          <table:table-cell office:value-type="float" office:value="0.8057143">
            <text:p>0.8057143</text:p>
          </table:table-cell>
          <table:table-cell office:value-type="float" office:value="0.7966102">
            <text:p>0.7966102</text:p>
          </table:table-cell>
          <table:table-cell office:value-type="float" office:value="0.8011364">
            <text:p>0.8011364</text:p>
          </table:table-cell>
          <table:table-cell/>
          <table:table-cell office:value-type="float" office:value="0.7892857">
            <text:p>0.7892857</text:p>
          </table:table-cell>
          <table:table-cell office:value-type="float" office:value="0.7515528">
            <text:p>0.7515528</text:p>
          </table:table-cell>
          <table:table-cell office:value-type="float" office:value="0.8642857">
            <text:p>0.8642857</text:p>
          </table:table-cell>
          <table:table-cell office:value-type="float" office:value="0.8039867">
            <text:p>0.8039867</text:p>
          </table:table-cell>
          <table:table-cell table:number-columns-repeated="12"/>
        </table:table-row>
        <table:table-row table:style-name="ro1">
          <table:table-cell office:value-type="string">
            <text:p>Logistic</text:p>
          </table:table-cell>
          <table:table-cell office:value-type="float" office:value="0.8079096">
            <text:p>0.8079096</text:p>
          </table:table-cell>
          <table:table-cell office:value-type="float" office:value="0.8044693">
            <text:p>0.8044693</text:p>
          </table:table-cell>
          <table:table-cell office:value-type="float" office:value="0.8135593">
            <text:p>0.8135593</text:p>
          </table:table-cell>
          <table:table-cell office:value-type="float" office:value="0.8089888">
            <text:p>0.8089888</text:p>
          </table:table-cell>
          <table:table-cell/>
          <table:table-cell office:value-type="float" office:value="0.7642857">
            <text:p>0.7642857</text:p>
          </table:table-cell>
          <table:table-cell office:value-type="float" office:value="0.7569444">
            <text:p>0.7569444</text:p>
          </table:table-cell>
          <table:table-cell office:value-type="float" office:value="0.7785714">
            <text:p>0.7785714</text:p>
          </table:table-cell>
          <table:table-cell office:value-type="float" office:value="0.7676056">
            <text:p>0.7676056</text:p>
          </table:table-cell>
          <table:table-cell table:number-columns-repeated="1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3" table:number-columns-repeated="9"/>
          <table:table-cell table:number-columns-repeated="13"/>
        </table:table-row>
        <table:table-row table:style-name="ro1">
          <table:table-cell table:style-name="ce3" office:value-type="string">
            <text:p>Dataset</text:p>
          </table:table-cell>
          <table:table-cell table:style-name="ce3"/>
          <table:table-cell table:style-name="ce3" office:value-type="string">
            <text:p>TwitterSent </text:p>
          </table:table-cell>
          <table:table-cell table:style-name="ce3" table:number-columns-repeated="3"/>
          <table:table-cell table:style-name="ce3" office:value-type="string">
            <text:p>Sanders</text:p>
          </table:table-cell>
          <table:table-cell table:style-name="ce3" table:number-columns-repeated="2"/>
          <table:table-cell table:number-columns-repeated="13"/>
        </table:table-row>
        <table:table-row table:style-name="ro1">
          <table:table-cell table:style-name="ce3"/>
          <table:table-cell table:style-name="ce3" office:value-type="string">
            <text:p>accuracy</text:p>
          </table:table-cell>
          <table:table-cell table:style-name="ce3" office:value-type="string">
            <text:p>precision</text:p>
          </table:table-cell>
          <table:table-cell table:style-name="ce3" office:value-type="string">
            <text:p>recall</text:p>
          </table:table-cell>
          <table:table-cell table:style-name="ce3" office:value-type="string">
            <text:p>fscore</text:p>
          </table:table-cell>
          <table:table-cell table:style-name="ce3" office:value-type="string">
            <text:p>accuracy</text:p>
          </table:table-cell>
          <table:table-cell table:style-name="ce3" office:value-type="string">
            <text:p>precision</text:p>
          </table:table-cell>
          <table:table-cell table:style-name="ce3" office:value-type="string">
            <text:p>recall</text:p>
          </table:table-cell>
          <table:table-cell table:style-name="ce3" office:value-type="string">
            <text:p>fscore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SentiStrength</text:p>
          </table:table-cell>
          <table:table-cell table:style-name="ce3" office:value-type="float" office:value="0.7768362">
            <text:p>0.777</text:p>
          </table:table-cell>
          <table:table-cell table:style-name="ce3" office:value-type="float" office:value="0.7663043">
            <text:p>0.766</text:p>
          </table:table-cell>
          <table:table-cell table:style-name="ce3" office:value-type="float" office:value="0.7966102">
            <text:p>0.797</text:p>
          </table:table-cell>
          <table:table-cell table:style-name="ce3" office:value-type="float" office:value="0.7811634">
            <text:p>0.781</text:p>
          </table:table-cell>
          <table:table-cell table:style-name="ce3" office:value-type="float" office:value="0.7232143">
            <text:p>0.723</text:p>
          </table:table-cell>
          <table:table-cell table:style-name="ce3" office:value-type="float" office:value="0.7208481">
            <text:p>0.721</text:p>
          </table:table-cell>
          <table:table-cell table:style-name="ce3" office:value-type="float" office:value="0.7285714">
            <text:p>0.729</text:p>
          </table:table-cell>
          <table:table-cell table:style-name="ce3" office:value-type="float" office:value="0.7246892">
            <text:p>0.725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CART</text:p>
          </table:table-cell>
          <table:table-cell table:style-name="ce3" office:value-type="float" office:value="0.7768362">
            <text:p>0.777</text:p>
          </table:table-cell>
          <table:table-cell table:style-name="ce3" office:value-type="float" office:value="0.7848837">
            <text:p>0.785</text:p>
          </table:table-cell>
          <table:table-cell table:style-name="ce3" office:value-type="float" office:value="0.7627119">
            <text:p>0.763</text:p>
          </table:table-cell>
          <table:table-cell table:style-name="ce3" office:value-type="float" office:value="0.773639">
            <text:p>0.774</text:p>
          </table:table-cell>
          <table:table-cell table:style-name="ce3" office:value-type="float" office:value="0.7464286">
            <text:p>0.746</text:p>
          </table:table-cell>
          <table:table-cell table:style-name="ce3" office:value-type="float" office:value="0.7482014">
            <text:p>0.748</text:p>
          </table:table-cell>
          <table:table-cell table:style-name="ce3" office:value-type="float" office:value="0.7428571">
            <text:p>0.743</text:p>
          </table:table-cell>
          <table:table-cell table:style-name="ce3" office:value-type="float" office:value="0.7455197">
            <text:p>0.746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J48</text:p>
          </table:table-cell>
          <table:table-cell table:style-name="ce3" office:value-type="float" office:value="0.8079096">
            <text:p>0.808</text:p>
          </table:table-cell>
          <table:table-cell table:style-name="ce3" office:value-type="float" office:value="0.8114286">
            <text:p>0.811</text:p>
          </table:table-cell>
          <table:table-cell table:style-name="ce3" office:value-type="float" office:value="0.8022599">
            <text:p>0.802</text:p>
          </table:table-cell>
          <table:table-cell table:style-name="ce3" office:value-type="float" office:value="0.8068182">
            <text:p>0.807</text:p>
          </table:table-cell>
          <table:table-cell table:style-name="ce3" office:value-type="float" office:value="0.794964">
            <text:p>0.795</text:p>
          </table:table-cell>
          <table:table-cell table:style-name="ce3" office:value-type="float" office:value="0.7887324">
            <text:p>0.789</text:p>
          </table:table-cell>
          <table:table-cell table:style-name="ce3" office:value-type="float" office:value="0.8057554">
            <text:p>0.806</text:p>
          </table:table-cell>
          <table:table-cell table:style-name="ce3" office:value-type="float" office:value="0.797153">
            <text:p>0.797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naive_bayes_full</text:p>
          </table:table-cell>
          <table:table-cell table:style-name="ce3" office:value-type="float" office:value="0.7909605">
            <text:p>0.791</text:p>
          </table:table-cell>
          <table:table-cell table:style-name="ce3" office:value-type="float" office:value="0.7641026">
            <text:p>0.764</text:p>
          </table:table-cell>
          <table:table-cell table:style-name="ce3" office:value-type="float" office:value="0.8418079">
            <text:p>0.842</text:p>
          </table:table-cell>
          <table:table-cell table:style-name="ce3" office:value-type="float" office:value="0.8010753">
            <text:p>0.801</text:p>
          </table:table-cell>
          <table:table-cell table:style-name="ce3" office:value-type="float" office:value="0.7660714">
            <text:p>0.766</text:p>
          </table:table-cell>
          <table:table-cell table:style-name="ce3" office:value-type="float" office:value="0.7217262">
            <text:p>0.722</text:p>
          </table:table-cell>
          <table:table-cell table:style-name="ce3" office:value-type="float" office:value="0.8660714">
            <text:p>0.866</text:p>
          </table:table-cell>
          <table:table-cell table:style-name="ce3" office:value-type="float" office:value="0.7873377">
            <text:p>0.787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naive_bayes_cons</text:p>
          </table:table-cell>
          <table:table-cell table:style-name="ce3" office:value-type="float" office:value="0.819209">
            <text:p>0.819</text:p>
          </table:table-cell>
          <table:table-cell table:style-name="ce3" office:value-type="float" office:value="0.7989418">
            <text:p>0.799</text:p>
          </table:table-cell>
          <table:table-cell table:style-name="ce3" office:value-type="float" office:value="0.8531073">
            <text:p>0.853</text:p>
          </table:table-cell>
          <table:table-cell table:style-name="ce3" office:value-type="float" office:value="0.8251366">
            <text:p>0.825</text:p>
          </table:table-cell>
          <table:table-cell table:style-name="ce3" office:value-type="float" office:value="0.75625">
            <text:p>0.756</text:p>
          </table:table-cell>
          <table:table-cell table:style-name="ce3" office:value-type="float" office:value="0.7113402">
            <text:p>0.711</text:p>
          </table:table-cell>
          <table:table-cell table:style-name="ce3" office:value-type="float" office:value="0.8625">
            <text:p>0.863</text:p>
          </table:table-cell>
          <table:table-cell table:style-name="ce3" office:value-type="float" office:value="0.779661">
            <text:p>0.780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naive_bayes_cfs</text:p>
          </table:table-cell>
          <table:table-cell table:style-name="ce3" office:value-type="float" office:value="0.8079096">
            <text:p>0.808</text:p>
          </table:table-cell>
          <table:table-cell table:style-name="ce3" office:value-type="float" office:value="0.7711443">
            <text:p>0.771</text:p>
          </table:table-cell>
          <table:table-cell table:style-name="ce3" office:value-type="float" office:value="0.8757062">
            <text:p>0.876</text:p>
          </table:table-cell>
          <table:table-cell table:style-name="ce3" office:value-type="float" office:value="0.8201058">
            <text:p>0.820</text:p>
          </table:table-cell>
          <table:table-cell table:style-name="ce3" office:value-type="float" office:value="0.7821429">
            <text:p>0.782</text:p>
          </table:table-cell>
          <table:table-cell table:style-name="ce3" office:value-type="float" office:value="0.7408537">
            <text:p>0.741</text:p>
          </table:table-cell>
          <table:table-cell table:style-name="ce3" office:value-type="float" office:value="0.8678571">
            <text:p>0.868</text:p>
          </table:table-cell>
          <table:table-cell table:style-name="ce3" office:value-type="float" office:value="0.7993421">
            <text:p>0.799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Logistic_full</text:p>
          </table:table-cell>
          <table:table-cell table:style-name="ce3" office:value-type="float" office:value="0.8107345">
            <text:p>0.811</text:p>
          </table:table-cell>
          <table:table-cell table:style-name="ce3" office:value-type="float" office:value="0.798913">
            <text:p>0.799</text:p>
          </table:table-cell>
          <table:table-cell table:style-name="ce3" office:value-type="float" office:value="0.8305085">
            <text:p>0.831</text:p>
          </table:table-cell>
          <table:table-cell table:style-name="ce3" office:value-type="float" office:value="0.8144044">
            <text:p>0.814</text:p>
          </table:table-cell>
          <table:table-cell table:style-name="ce3" office:value-type="float" office:value="0.7821429">
            <text:p>0.782</text:p>
          </table:table-cell>
          <table:table-cell table:style-name="ce3" office:value-type="float" office:value="0.7651007">
            <text:p>0.765</text:p>
          </table:table-cell>
          <table:table-cell table:style-name="ce3" office:value-type="float" office:value="0.8142857">
            <text:p>0.814</text:p>
          </table:table-cell>
          <table:table-cell table:style-name="ce3" office:value-type="float" office:value="0.7889273">
            <text:p>0.789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Logistic_cons</text:p>
          </table:table-cell>
          <table:table-cell table:style-name="ce3" office:value-type="float" office:value="0.8079096">
            <text:p>0.808</text:p>
          </table:table-cell>
          <table:table-cell table:style-name="ce3" office:value-type="float" office:value="0.7914439">
            <text:p>0.791</text:p>
          </table:table-cell>
          <table:table-cell table:style-name="ce3" office:value-type="float" office:value="0.8361582">
            <text:p>0.836</text:p>
          </table:table-cell>
          <table:table-cell table:style-name="ce3" office:value-type="float" office:value="0.8131868">
            <text:p>0.813</text:p>
          </table:table-cell>
          <table:table-cell table:style-name="ce3" office:value-type="float" office:value="0.7848214">
            <text:p>0.785</text:p>
          </table:table-cell>
          <table:table-cell table:style-name="ce3" office:value-type="float" office:value="0.7689713">
            <text:p>0.769</text:p>
          </table:table-cell>
          <table:table-cell table:style-name="ce3" office:value-type="float" office:value="0.8142857">
            <text:p>0.814</text:p>
          </table:table-cell>
          <table:table-cell table:style-name="ce3" office:value-type="float" office:value="0.7909801">
            <text:p>0.791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Logistic_cfs</text:p>
          </table:table-cell>
          <table:table-cell table:style-name="ce3" office:value-type="float" office:value="0.8079096">
            <text:p>0.808</text:p>
          </table:table-cell>
          <table:table-cell table:style-name="ce3" office:value-type="float" office:value="0.8044693">
            <text:p>0.804</text:p>
          </table:table-cell>
          <table:table-cell table:style-name="ce3" office:value-type="float" office:value="0.8135593">
            <text:p>0.814</text:p>
          </table:table-cell>
          <table:table-cell table:style-name="ce3" office:value-type="float" office:value="0.8089888">
            <text:p>0.809</text:p>
          </table:table-cell>
          <table:table-cell table:style-name="ce3" office:value-type="float" office:value="0.7642857">
            <text:p>0.764</text:p>
          </table:table-cell>
          <table:table-cell table:style-name="ce3" office:value-type="float" office:value="0.7569444">
            <text:p>0.757</text:p>
          </table:table-cell>
          <table:table-cell table:style-name="ce3" office:value-type="float" office:value="0.7785714">
            <text:p>0.779</text:p>
          </table:table-cell>
          <table:table-cell table:style-name="ce3" office:value-type="float" office:value="0.7676056">
            <text:p>0.768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SVM radial_full</text:p>
          </table:table-cell>
          <table:table-cell table:style-name="ce3" office:value-type="float" office:value="0.8163842">
            <text:p>0.816</text:p>
          </table:table-cell>
          <table:table-cell table:style-name="ce3" office:value-type="float" office:value="0.8181818">
            <text:p>0.818</text:p>
          </table:table-cell>
          <table:table-cell table:style-name="ce3" office:value-type="float" office:value="0.8135593">
            <text:p>0.814</text:p>
          </table:table-cell>
          <table:table-cell table:style-name="ce3" office:value-type="float" office:value="0.815864">
            <text:p>0.816</text:p>
          </table:table-cell>
          <table:table-cell table:style-name="ce3" office:value-type="float" office:value="0.7857143">
            <text:p>0.786</text:p>
          </table:table-cell>
          <table:table-cell table:style-name="ce3" office:value-type="float" office:value="0.7684564">
            <text:p>0.768</text:p>
          </table:table-cell>
          <table:table-cell table:style-name="ce3" office:value-type="float" office:value="0.8178571">
            <text:p>0.818</text:p>
          </table:table-cell>
          <table:table-cell table:style-name="ce3" office:value-type="float" office:value="0.7923875">
            <text:p>0.792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SVM radial_cons</text:p>
          </table:table-cell>
          <table:table-cell table:style-name="ce3" office:value-type="float" office:value="0.8163842">
            <text:p>0.816</text:p>
          </table:table-cell>
          <table:table-cell table:style-name="ce3" office:value-type="float" office:value="0.8294118">
            <text:p>0.829</text:p>
          </table:table-cell>
          <table:table-cell table:style-name="ce3" office:value-type="float" office:value="0.7966102">
            <text:p>0.797</text:p>
          </table:table-cell>
          <table:table-cell table:style-name="ce3" office:value-type="float" office:value="0.8126801">
            <text:p>0.813</text:p>
          </table:table-cell>
          <table:table-cell table:style-name="ce3" office:value-type="float" office:value="0.7767857">
            <text:p>0.777</text:p>
          </table:table-cell>
          <table:table-cell table:style-name="ce3" office:value-type="float" office:value="0.7384615">
            <text:p>0.738</text:p>
          </table:table-cell>
          <table:table-cell table:style-name="ce3" office:value-type="float" office:value="0.8571429">
            <text:p>0.857</text:p>
          </table:table-cell>
          <table:table-cell table:style-name="ce3" office:value-type="float" office:value="0.7933884">
            <text:p>0.793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SVM radial_cfs</text:p>
          </table:table-cell>
          <table:table-cell table:style-name="ce3" office:value-type="float" office:value="0.8022599">
            <text:p>0.802</text:p>
          </table:table-cell>
          <table:table-cell table:style-name="ce3" office:value-type="float" office:value="0.8057143">
            <text:p>0.806</text:p>
          </table:table-cell>
          <table:table-cell table:style-name="ce3" office:value-type="float" office:value="0.7966102">
            <text:p>0.797</text:p>
          </table:table-cell>
          <table:table-cell table:style-name="ce3" office:value-type="float" office:value="0.8011364">
            <text:p>0.801</text:p>
          </table:table-cell>
          <table:table-cell table:style-name="ce3" office:value-type="float" office:value="0.7892857">
            <text:p>0.789</text:p>
          </table:table-cell>
          <table:table-cell table:style-name="ce3" office:value-type="float" office:value="0.7515528">
            <text:p>0.752</text:p>
          </table:table-cell>
          <table:table-cell table:style-name="ce3" office:value-type="float" office:value="0.8642857">
            <text:p>0.864</text:p>
          </table:table-cell>
          <table:table-cell table:style-name="ce3" office:value-type="float" office:value="0.8039867">
            <text:p>0.804</text:p>
          </table:table-cell>
          <table:table-cell table:number-columns-repeated="13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12/13/2012</text:date>, <text:time>14:5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Bravo</meta:initial-creator>
    <meta:creation-date>2012-12-03T15:27:01</meta:creation-date>
    <dc:date>2012-12-13T14:56:15</dc:date>
    <dc:creator>Felipe Bravo</dc:creator>
    <meta:editing-duration>PT20H26M44S</meta:editing-duration>
    <meta:editing-cycles>32</meta:editing-cycles>
    <meta:generator>LibreOffice/3.4$Linux LibreOffice_project/340m1$Build-402</meta:generator>
    <meta:document-statistic meta:table-count="4" meta:cell-count="525" meta:object-count="0"/>
  </office:meta>
</office:document-meta>
</file>